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Preformatted_20_Text">
      <style:text-properties fo:font-size="7pt" style:font-size-asian="7pt" style:font-size-complex="7pt"/>
    </style:style>
    <style:style style:name="P2" style:family="paragraph" style:parent-style-name="Preformatted_20_Text">
      <style:text-properties fo:font-size="7pt" officeooo:paragraph-rsid="000a42ee" style:font-size-asian="7pt" style:font-size-complex="7pt"/>
    </style:style>
    <style:style style:name="P3" style:family="paragraph" style:parent-style-name="Preformatted_20_Text">
      <style:paragraph-properties fo:text-align="start" style:justify-single-word="false"/>
      <style:text-properties fo:color="#000000" fo:font-size="14pt" fo:font-style="normal" fo:font-weight="normal" officeooo:rsid="00035ef1" officeooo:paragraph-rsid="00035ef1" style:font-size-asian="12.25pt" style:font-style-asian="normal" style:font-weight-asian="normal" style:font-size-complex="14pt" style:font-style-complex="normal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color="#000000" fo:font-size="14pt" fo:font-style="normal" fo:font-weight="normal" officeooo:rsid="000ae7de" officeooo:paragraph-rsid="000ae7de" style:font-size-asian="12.25pt" style:font-style-asian="normal" style:font-weight-asian="normal" style:font-size-complex="14pt" style:font-style-complex="normal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fo:color="#000000" fo:font-size="12pt" fo:font-style="normal" fo:font-weight="normal" officeooo:rsid="000ae7de" officeooo:paragraph-rsid="000ae7de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size="16pt" officeooo:rsid="0000b993" officeooo:paragraph-rsid="0000b993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color="#000000" fo:font-size="16pt" fo:font-style="normal" fo:font-weight="normal" officeooo:rsid="00035ef1" officeooo:paragraph-rsid="00035ef1" style:font-size-asian="14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4pt" officeooo:rsid="0000b993" officeooo:paragraph-rsid="0000b993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000000" fo:font-size="14pt" fo:font-style="normal" fo:font-weight="bold" officeooo:rsid="0000b993" officeooo:paragraph-rsid="0000b993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fo:font-size="12pt" officeooo:rsid="0000b993" officeooo:paragraph-rsid="0000b993" style:font-size-asian="10.5pt" style:font-size-complex="12pt"/>
    </style:style>
    <style:style style:name="P11" style:family="paragraph" style:parent-style-name="Standard">
      <style:paragraph-properties fo:text-align="center" style:justify-single-word="false"/>
      <style:text-properties fo:color="#000000" fo:font-size="12pt" officeooo:rsid="0000b993" officeooo:paragraph-rsid="0000b993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035ef1" officeooo:paragraph-rsid="00035ef1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fo:font-size="13pt" fo:font-style="normal" fo:font-weight="normal" officeooo:rsid="0000b993" officeooo:paragraph-rsid="0000b993" style:font-size-asian="11.3500003814697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ize="13pt" fo:font-style="normal" fo:font-weight="normal" officeooo:rsid="0000b993" officeooo:paragraph-rsid="0000b993" style:font-size-asian="11.3500003814697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ize="12pt" fo:font-style="normal" fo:font-weight="normal" officeooo:rsid="00121ac1" officeooo:paragraph-rsid="000c2fea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fo:color="#000000" fo:font-size="14pt" fo:font-style="normal" fo:font-weight="normal" officeooo:rsid="00035ef1" officeooo:paragraph-rsid="00035ef1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fo:color="#000000" fo:font-size="14pt" fo:font-style="normal" fo:font-weight="normal" officeooo:rsid="000ae7de" officeooo:paragraph-rsid="000ae7de" style:font-size-asian="12.25pt" style:font-style-asian="normal" style:font-weight-asian="normal" style:font-size-complex="14pt" style:font-style-complex="normal" style:font-weight-complex="normal"/>
    </style:style>
    <style:style style:name="P18" style:family="paragraph" style:parent-style-name="Preformatted_20_Text">
      <style:text-properties fo:color="#000000" fo:font-size="7pt" officeooo:rsid="000dc852" officeooo:paragraph-rsid="000dc852" style:font-size-asian="7pt" style:font-size-complex="7pt"/>
    </style:style>
    <style:style style:name="P19" style:family="paragraph" style:parent-style-name="Preformatted_20_Text">
      <style:text-properties fo:color="#000000" fo:font-size="7pt" officeooo:rsid="000e9c55" officeooo:paragraph-rsid="000e9c55" style:font-size-asian="7pt" style:font-size-complex="7pt"/>
    </style:style>
    <style:style style:name="P20" style:family="paragraph" style:parent-style-name="Preformatted_20_Text">
      <style:text-properties fo:color="#000000" fo:font-size="7pt" officeooo:rsid="000f050d" officeooo:paragraph-rsid="000f050d" style:font-size-asian="7pt" style:font-size-complex="7pt"/>
    </style:style>
    <style:style style:name="P21" style:family="paragraph" style:parent-style-name="Preformatted_20_Text">
      <style:paragraph-properties fo:text-align="start" style:justify-single-word="false"/>
      <style:text-properties fo:color="#000000" fo:font-size="12pt" fo:font-style="normal" fo:font-weight="normal" officeooo:rsid="000ae7de" officeooo:paragraph-rsid="000ae7de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Preformatted_20_Text">
      <style:paragraph-properties fo:margin-left="0in" fo:margin-right="0in" fo:margin-top="0in" fo:margin-bottom="0.1965in" loext:contextual-spacing="false" fo:text-indent="0in" style:auto-text-indent="false"/>
      <style:text-properties fo:color="#000000" fo:font-size="7pt" style:font-size-asian="7pt" style:font-size-complex="7pt"/>
    </style:style>
    <style:style style:name="P23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  <style:text-properties fo:color="#000000" fo:font-size="7pt" style:font-size-asian="7pt" style:font-size-complex="7pt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style:paragraph-properties fo:text-align="center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weight="bold"/>
    </style:style>
    <style:style style:name="T3" style:family="text">
      <style:text-properties officeooo:rsid="000582e9"/>
    </style:style>
    <style:style style:name="T4" style:family="text">
      <style:text-properties officeooo:rsid="000c2fea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3580a"/>
    </style:style>
    <style:style style:name="T7" style:family="text">
      <style:text-properties fo:language="ru" fo:country="RU" officeooo:rsid="000f050d"/>
    </style:style>
    <style:style style:name="T8" style:family="text">
      <style:text-properties fo:color="#e5786d"/>
    </style:style>
    <style:style style:name="T9" style:family="text">
      <style:text-properties fo:color="#c0c0c0"/>
    </style:style>
    <style:style style:name="T10" style:family="text">
      <style:text-properties fo:color="#95e454"/>
    </style:style>
    <style:style style:name="T11" style:family="text">
      <style:text-properties fo:color="#95e454" officeooo:rsid="000feab6"/>
    </style:style>
    <style:style style:name="T12" style:family="text">
      <style:text-properties fo:color="#2019f6" fo:font-weight="bold"/>
    </style:style>
    <style:style style:name="T13" style:family="text">
      <style:text-properties fo:color="#d4d987"/>
    </style:style>
    <style:style style:name="T14" style:family="text">
      <style:text-properties fo:color="#cae982"/>
    </style:style>
    <style:style style:name="T15" style:family="text">
      <style:text-properties fo:color="#f6f3e8"/>
    </style:style>
    <style:style style:name="T16" style:family="text">
      <style:text-properties fo:color="#808000"/>
    </style:style>
    <style:style style:name="T17" style:family="text">
      <style:text-properties fo:color="#9c998e" fo:font-weight="bold"/>
    </style:style>
    <style:style style:name="T18" style:family="text">
      <style:text-properties officeooo:rsid="000feab6"/>
    </style:style>
    <style:style style:name="gr1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ГУАП</text:p>
      <text:p text:style-name="P6">КАФЕДРА №14</text:p>
      <text:p text:style-name="P6"/>
      <text:p text:style-name="P8">ОТЧЕТ</text:p>
      <text:p text:style-name="P8">ЗАЩИЩЕН С ОЦЕНКОЙ</text:p>
      <text:p text:style-name="P8">ПРЕПОДАВАТЕЛЬ</text:p>
      <text:p text:style-name="P8"/>
      <text:p text:style-name="P8"/>
      <text:p text:style-name="P10"/>
      <text:p text:style-name="P10"><draw:line text:anchor-type="paragraph" draw:z-index="0" draw:style-name="gr1" draw:text-style-name="P24" svg:x1="-0.0102in" svg:y1="0.1484in" svg:x2="2.2815in" svg:y2="0.1484in"><text:p/></draw:line><draw:line text:anchor-type="paragraph" draw:z-index="1" draw:style-name="gr1" draw:text-style-name="P24" svg:x1="4.9327in" svg:y1="0.1484in" svg:x2="6.4665in" svg:y2="0.1484in"><text:p/></draw:line><draw:line text:anchor-type="paragraph" draw:z-index="2" draw:style-name="gr1" draw:text-style-name="P24" svg:x1="2.9055in" svg:y1="0.1484in" svg:x2="3.998in" svg:y2="0.1484in"><text:p/></draw:line></text:p>
      <text:p text:style-name="P10">Должность, уч. степень, звание<text:tab/><text:tab/>подпись, дата<text:tab/><text:tab/><text:tab/>инициалы, фамилия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/>
      <text:p text:style-name="P9">ОТЧЕТ О ЛАБОРАТОРНОЙ РАБОТЕ №<text:span text:style-name="T4">1</text:span></text:p>
      <text:p text:style-name="P9"/>
      <text:p text:style-name="P13">тема: <text:span text:style-name="T4">обработка строк</text:span></text:p>
      <text:p text:style-name="P13"/>
      <text:p text:style-name="P13"/>
      <text:p text:style-name="P13">по курсу: <text:span text:style-name="T4">ПРОГРАММИРОВАНИЕ НА ЯВУ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РАБОТУ ВЫПОЛНИЛ</text:p>
      <text:p text:style-name="P14"><draw:line text:anchor-type="paragraph" draw:z-index="3" draw:style-name="gr2" draw:text-style-name="P25" svg:x1="1.1354in" svg:y1="0.2299in" svg:x2="2.0161in" svg:y2="0.2299in"><text:p/></draw:line><draw:line text:anchor-type="paragraph" draw:z-index="4" draw:style-name="gr2" draw:text-style-name="P25" svg:x1="2.6417in" svg:y1="0.2217in" svg:x2="4.0043in" svg:y2="0.2217in"><text:p/></draw:line><draw:line text:anchor-type="paragraph" draw:z-index="5" draw:style-name="gr2" draw:text-style-name="P25" svg:x1="4.8472in" svg:y1="0.2209in" svg:x2="6.448in" svg:y2="0.2209in"><text:p/></draw:line>СТУДЕНТ ГР.<text:tab/>1441<text:tab/><text:tab/><text:tab/><text:tab/><text:tab/><text:tab/><text:tab/> <text:s text:c="2"/><text:span text:style-name="T3">Лубинец М.И</text:span></text:p>
      <text:p text:style-name="P14"><text:tab/><text:tab/> <text:s text:c="8"/><text:span text:style-name="T1"><text:tab/><text:tab/><text:tab/> <text:s text:c="9"/>подпись, дата<text:tab/><text:tab/><text:tab/> инициалы, фамилия</text:span></text:p>
      <text:p text:style-name="P14"/>
      <text:p text:style-name="P14"/>
      <text:p text:style-name="P14"/>
      <text:p text:style-name="P14"/>
      <text:p text:style-name="P13">Санкт-Петербург</text:p>
      <text:p text:style-name="P13">2015</text:p>
      <text:p text:style-name="P7"><text:soft-page-break/>1. Постановка задачи</text:p>
      <text:p text:style-name="P7"/>
      <text:p text:style-name="P15"><text:span text:style-name="T5">В символьной строке удалить все слова, которые содержат буквы, <text:s/>входящие в </text:span><text:span text:style-name="T7">запрещенный</text:span><text:span text:style-name="T5"> </text:span><text:span text:style-name="T6">набор символов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2. Листинг</text:p>
      <text:p text:style-name="P1"/>
      <text:p text:style-name="P18">string_util.h</text:p>
      <text:p text:style-name="P18"/>
      <text:p text:style-name="P18">#ifndef STRING_UTILS_H</text:p>
      <text:p text:style-name="P22">#define STRING_UTILS_H</text:p>
      <text:p text:style-name="P22">#include &lt;stdlib.h&gt;</text:p>
      <text:p text:style-name="P23"><text:span text:style-name="T2">extern</text:span> uint len(char* str);</text:p>
      <text:p text:style-name="P23"><text:span text:style-name="T2">extern</text:span> char* append(char* str, char sym);</text:p>
      <text:p text:style-name="P23"><text:span text:style-name="T2">extern</text:span> int contains(char* str, char ch);</text:p>
      <text:p text:style-name="P23"><text:span text:style-name="T2">extern</text:span> char* ncpy(char* dest, char* src, int n);</text:p>
      <text:p text:style-name="P23"><text:span text:style-name="T2">extern</text:span> char* rm(char* str, int start, int end);</text:p>
      <text:p text:style-name="P22">#endif <text:span text:style-name="T2">//</text:span> <text:span text:style-name="T2">STRING_UTILS_H</text:span></text:p>
      <text:p text:style-name="P19">string_util.c</text:p>
      <text:p text:style-name="P19"/>
      <text:p text:style-name="P19">#include "string_utils.h"</text:p>
      <text:p text:style-name="P23">#include &lt;stdio.h&gt;</text:p>
      <text:p text:style-name="P23">#include &lt;memory.h&gt;</text:p>
      <text:p text:style-name="P22">#include &lt;assert.h&gt;</text:p>
      <text:p text:style-name="P23">uint len(char* str){</text:p>
      <text:p text:style-name="P23"><text:s text:c="4"/><text:span text:style-name="T2">if</text:span>(str == NULL){</text:p>
      <text:p text:style-name="P23"><text:s text:c="8"/><text:span text:style-name="T2">return</text:span> 0;</text:p>
      <text:p text:style-name="P22"><text:s text:c="4"/>}</text:p>
      <text:p text:style-name="P23"><text:s text:c="4"/>int l = 0;</text:p>
      <text:p text:style-name="P23"><text:s text:c="4"/><text:span text:style-name="T2">while</text:span>(str[l] != '\0'){</text:p>
      <text:p text:style-name="P23"><text:s text:c="8"/>l++;</text:p>
      <text:p text:style-name="P23"><text:s text:c="4"/>}</text:p>
      <text:p text:style-name="P23"><text:s text:c="4"/><text:span text:style-name="T2">return</text:span> l;</text:p>
      <text:p text:style-name="P22">}</text:p>
      <text:p text:style-name="P23">char* append(char* str, char sym){</text:p>
      <text:p text:style-name="P22"><text:s text:c="4"/>uint l = len(str);</text:p>
      <text:p text:style-name="P23"><text:s text:c="4"/>char* temp = realloc(str, (l+2)*<text:span text:style-name="T2">sizeof</text:span>(char));</text:p>
      <text:p text:style-name="P22"><text:s text:c="4"/>assert(temp != NULL);</text:p>
      <text:p text:style-name="P23"><text:s text:c="4"/>temp[l] = sym;</text:p>
      <text:p text:style-name="P23"><text:s text:c="4"/>temp[l+1] = '\0';</text:p>
      <text:p text:style-name="P23"><text:s text:c="4"/><text:span text:style-name="T2">return</text:span> temp;</text:p>
      <text:p text:style-name="P22">}</text:p>
      <text:p text:style-name="P23">int contains(char* str, char ch){</text:p>
      <text:p text:style-name="P23"><text:s text:c="4"/>uint i;</text:p>
      <text:p text:style-name="P23"><text:s text:c="4"/><text:span text:style-name="T2">for</text:span>(i = 0; i &lt; len(str); i++){</text:p>
      <text:p text:style-name="P23"><text:s text:c="8"/><text:span text:style-name="T2">if</text:span>(str[i] == ch) <text:span text:style-name="T2">return</text:span> 1;</text:p>
      <text:p text:style-name="P23"><text:s text:c="4"/>}</text:p>
      <text:p text:style-name="P23"><text:s text:c="4"/><text:span text:style-name="T2">return</text:span> 0 ;</text:p>
      <text:p text:style-name="P22">}</text:p>
      <text:p text:style-name="P23">char* ncpy(char* dest, char* src, int n){</text:p>
      <text:p text:style-name="P23"><text:s text:c="4"/><text:span text:style-name="T2">return</text:span> (char*) memcpy(dest, src, n*<text:span text:style-name="T2">sizeof</text:span>(char));</text:p>
      <text:p text:style-name="P22">}</text:p>
      <text:p text:style-name="P23">char* rm(char* str, int start, int end){</text:p>
      <text:p text:style-name="P23"><text:s text:c="4"/>int wlen = end-start;</text:p>
      <text:p text:style-name="P23"><text:s text:c="4"/>char* word = malloc((wlen+1) * <text:span text:style-name="T2">sizeof</text:span>(char));</text:p>
      <text:p text:style-name="P23"><text:s text:c="4"/>word = ncpy(word, (str+start), wlen);</text:p>
      <text:p text:style-name="P22"><text:s text:c="4"/>printf("\nremoving word %s", word);</text:p>
      <text:p text:style-name="P22"><text:s text:c="4"/>int slen = len(str);</text:p>
      <text:p text:style-name="P23"><text:s text:c="4"/>char* before = str + start;</text:p>
      <text:p text:style-name="P22"><text:s text:c="4"/>char* after = str + end;</text:p>
      <text:p text:style-name="P22"><text:s text:c="4"/>memmove(before, after, (len(after) + 1) * <text:span text:style-name="T2">sizeof</text:span>(char));</text:p>
      <text:p text:style-name="P23"><text:s text:c="4"/>int newsize = (slen - wlen &lt;= 0) ? 1 : slen - wlen;</text:p>
      <text:p text:style-name="P23"><text:s text:c="4"/>char* temp = realloc(str, newsize);</text:p>
      <text:p text:style-name="P22"><text:s text:c="4"/>assert(temp != NULL);</text:p>
      <text:p text:style-name="P23"><text:s text:c="4"/>str = temp;</text:p>
      <text:p text:style-name="P23"><text:soft-page-break/><text:s text:c="4"/><text:span text:style-name="T2">return</text:span> str;</text:p>
      <text:p text:style-name="P23">}</text:p>
      <text:p text:style-name="P20">main.c</text:p>
      <text:p text:style-name="P20"/>
      <text:p text:style-name="P20">#include &lt;stdio.h&gt;</text:p>
      <text:p text:style-name="P23">#include &lt;stdlib.h&gt;</text:p>
      <text:p text:style-name="P23">#include &lt;memory.h&gt;</text:p>
      <text:p text:style-name="P23">#include &lt;assert.h&gt;</text:p>
      <text:p text:style-name="P22">#include "string_utils.h"</text:p>
      <text:p text:style-name="P23">char* weed(char* str, char* restricted){</text:p>
      <text:p text:style-name="P23"><text:s text:c="4"/>uint pos = 0;</text:p>
      <text:p text:style-name="P23"><text:s text:c="4"/>uint wstart = 0;</text:p>
      <text:p text:style-name="P23"><text:s text:c="4"/>uint wend = 0;</text:p>
      <text:p text:style-name="P23"><text:s text:c="4"/>uint to_rm = 0;</text:p>
      <text:p text:style-name="P22"><text:s text:c="4"/>uint no_word = 1;</text:p>
      <text:p text:style-name="P23"><text:s text:c="4"/><text:span text:style-name="T2">for</text:span>(pos = 0; pos &lt; len(str)+1;pos++){</text:p>
      <text:p text:style-name="P22"><text:s text:c="8"/>char current = str[pos];</text:p>
      <text:p text:style-name="P23"><text:s text:c="8"/><text:span text:style-name="T2">if</text:span>(no_word &amp;&amp; current != ' '){</text:p>
      <text:p text:style-name="P23"><text:s text:c="12"/>no_word = 0;</text:p>
      <text:p text:style-name="P23"><text:s text:c="12"/>wstart = pos;</text:p>
      <text:p text:style-name="P22"><text:s text:c="8"/>}</text:p>
      <text:p text:style-name="P23"><text:s text:c="8"/><text:span text:style-name="T2">if</text:span>(contains(restricted, current)){</text:p>
      <text:p text:style-name="P23"><text:s text:c="12"/>to_rm = 1;</text:p>
      <text:p text:style-name="P22"><text:s text:c="8"/>}</text:p>
      <text:p text:style-name="P23"><text:s text:c="8"/><text:span text:style-name="T2">if</text:span>(current == ' ' || current == '\0'){</text:p>
      <text:p text:style-name="P23"><text:s text:c="12"/>wend = pos;</text:p>
      <text:p text:style-name="P23"><text:s text:c="12"/><text:span text:style-name="T2">if</text:span>(to_rm) {</text:p>
      <text:p text:style-name="P23"><text:s text:c="16"/>str = rm(str, wstart, wend);</text:p>
      <text:p text:style-name="P23"><text:s text:c="16"/>pos = wstart;</text:p>
      <text:p text:style-name="P22"><text:s text:c="12"/>}</text:p>
      <text:p text:style-name="P23"><text:s text:c="12"/>to_rm = 0;</text:p>
      <text:p text:style-name="P23"><text:s text:c="12"/>no_word = 1;</text:p>
      <text:p text:style-name="P23"><text:s text:c="8"/>}</text:p>
      <text:p text:style-name="P23"><text:s text:c="4"/>}</text:p>
      <text:p text:style-name="P23"><text:s text:c="4"/><text:span text:style-name="T2">return</text:span> str;</text:p>
      <text:p text:style-name="P22">}</text:p>
      <text:p text:style-name="P23">int main(void)</text:p>
      <text:p text:style-name="P23">{</text:p>
      <text:p text:style-name="P23"><text:s text:c="4"/>char* str = NULL;</text:p>
      <text:p text:style-name="P22"><text:s text:c="4"/>printf("Enter string: ");</text:p>
      <text:p text:style-name="P23"><text:s text:c="4"/>char ch;</text:p>
      <text:p text:style-name="P23"><text:s text:c="4"/><text:span text:style-name="T2">while</text:span>((ch = getchar()) != '\n'){</text:p>
      <text:p text:style-name="P23"><text:s text:c="8"/>str = append(str, ch);</text:p>
      <text:p text:style-name="P22"><text:s text:c="4"/>}</text:p>
      <text:p text:style-name="P23"><text:s text:c="4"/>printf("Enter restricted symbols: ");</text:p>
      <text:p text:style-name="P23"><text:s text:c="4"/>char* restricted = malloc(64 * <text:span text:style-name="T2">sizeof</text:span>(char));</text:p>
      <text:p text:style-name="P22"><text:s text:c="4"/>scanf("%s", restricted);</text:p>
      <text:p text:style-name="P23"><text:s text:c="4"/>str = weed(str, restricted);</text:p>
      <text:p text:style-name="P22"><text:s text:c="4"/>printf("\n\nResult: %s\n", str);</text:p>
      <text:p text:style-name="P23"><text:s text:c="4"/><text:span text:style-name="T2">return</text:span> 0;</text:p>
      <text:p text:style-name="P22">}</text:p>
      <text:p text:style-name="P20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3. Тестовые примеры</text:p>
      <text:p text:style-name="P4"/>
      <text:p text:style-name="P4"/>
      <text:p text:style-name="P5">1) Входные данные: <text:span text:style-name="T18">some text, o</text:span></text:p>
      <text:p text:style-name="P5"><text:s text:c="3"/><text:span text:style-name="T18">Вывод: text</text:span></text:p>
      <text:p text:style-name="P5"/>
      <text:p text:style-name="P5">2) Входные данные: <text:span text:style-name="T18">once upon a time, oi</text:span></text:p>
      <text:p text:style-name="P5"><text:s text:c="3"/>Вывод: <text:span text:style-name="T18">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23:41:09.435405421</meta:creation-date>
    <dc:date>2015-11-17T11:36:39.220314948</dc:date>
    <meta:editing-duration>PT48M46S</meta:editing-duration>
    <meta:editing-cycles>11</meta:editing-cycles>
    <meta:generator>LibreOffice/5.0.1.2.0$Linux_X86_64 LibreOffice_project/00m0$Build-2</meta:generator>
    <meta:document-statistic meta:table-count="0" meta:image-count="0" meta:object-count="0" meta:page-count="5" meta:paragraph-count="128" meta:word-count="436" meta:character-count="3090" meta:non-whitespace-character-count="2324"/>
  </office:meta>
</office:document-meta>
</file>